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b5a2"/>
    </style:style>
    <style:style style:name="P2" style:family="paragraph" style:parent-style-name="Standard">
      <style:text-properties officeooo:rsid="0018b5a2" officeooo:paragraph-rsid="0018b5a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nleitung</text:span> </text:p>
      <text:p text:style-name="P1"/>
      <text:p text:style-name="P1"/>
      <text:p text:style-name="P2">1. Installation von Fyne</text:p>
      <text:p text:style-name="P2"/>
      <text:p text:style-name="P2">Quelle: Herr Herker</text:p>
      <text:p text:style-name="P1">„// für die Graphik:</text:p>
      <text:p text:style-name="P1">sudo dnf install golang gcc libXcursor-devel libXrandr-devel mesa-libGL-devel libXi-devel libXinerama-devel libXxf86vm-devel</text:p>
      <text:p text:style-name="P1"/>
      <text:p text:style-name="P1">// Fyne Pakete</text:p>
      <text:p text:style-name="P1">go get fyne.io/fyne/v2</text:p>
      <text:p text:style-name="P1">go install fyne.io/fyne/v2/cmd/fyne_demo@latest</text:p>
      <text:p text:style-name="P1"/>
      <text:p text:style-name="P1">// Test</text:p>
      <text:p text:style-name="P1">go run fyne.io/fyne/v2/cmd/fyne_demo</text:p>
      <text:p text:style-name="P1"/>
      <text:p text:style-name="P1">// Tutorials z.B.</text:p>
      <text:p text:style-name="P1">https://www.youtube.com/watch?v=-v1vz_NcWng <text:s/>("Fyne GUI Tutorial 1 Hello World" -- ganzer Kanal für Fyne)</text:p>
      <text:p text:style-name="P2">https://golang.ch/tutorial-code-a-simple-game-in-golang/“</text:p>
      <text:p text:style-name="P2"/>
      <text:p text:style-name="P2"/>
      <text:p text:style-name="P2">2 …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3:21:27.875216215</meta:creation-date>
    <dc:date>2023-06-06T13:24:26.780972785</dc:date>
    <meta:editing-duration>PT3M3S</meta:editing-duration>
    <meta:editing-cycles>1</meta:editing-cycles>
    <meta:generator>LibreOffice/7.3.4.2$Linux_X86_64 LibreOffice_project/30$Build-2</meta:generator>
    <meta:document-statistic meta:table-count="0" meta:image-count="0" meta:object-count="0" meta:page-count="1" meta:paragraph-count="14" meta:word-count="55" meta:character-count="506" meta:non-whitespace-character-count="462"/>
  </office:meta>
</office:document-meta>
</file>